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margin-top="0cm" fo:margin-bottom="0cm"/>
    </style:style>
    <style:style style:name="P6" style:family="paragraph" style:parent-style-name="Text_20_body" style:list-style-name="L1">
      <style:paragraph-properties fo:margin-top="0cm" fo:margin-bottom="0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erdokumentation</text:p>
      <text:p text:style-name="P2"/>
      <text:p text:style-name="Text_20_body">Mein elektronischer Würfel besteht aus 3 Programmteilen. </text:p>
      <text:p text:style-name="Text_20_body">Dem aktuellen Kenntnisstand zufolge habe ich lediglich Funktionen genutzt um die grundlegende Aufgabenstellung zu erfüllen.</text:p>
      <text:p text:style-name="Text_20_body">Als Programmieroberfläche habe ich create.arduino.cc/editor verwendet. </text:p>
      <text:p text:style-name="Text_20_body"><text:span text:style-name="T2">Cpp-Datei: </text:span><text:span text:style-name="T3"><text:s/></text:span></text:p>
      <text:p text:style-name="P3">Die CPP Datei definiert/deklariert jede Led sowie den Taster und die Zufallszahl.</text:p>
      <text:p text:style-name="P3">Des Weiteren sind die Funktionen „initial“, „reset“, „rollDice“ sowie die jeweiligen Zustände der möglichen Zufallszahlen und Animationen in dieser Datei enthalten. </text:p>
      <text:p text:style-name="P3"/>
      <text:p text:style-name="P3">Void initial() = Funktion, die die Eingänge und Ausgänge festlegt</text:p>
      <text:p text:style-name="P3">void reset() = Funktion, die alle Led's zurücksetzt</text:p>
      <text:p text:style-name="P3">void rollDice() = Funktion, die die Zufallszahl mittels Switch Case zurückgibt</text:p>
      <text:p text:style-name="P3">void thatsOne..thatsSix() = Funktionen, die festlegen welche Led bei welcher Zufallszahl leuchtet</text:p>
      <text:p text:style-name="P3">void animation = Funktion, die die Setup-Animation wiedergibt</text:p>
      <text:p text:style-name="P3">void sndAnimation = Funktion, die die Würfelanimation wiedergibt </text:p>
      <text:p text:style-name="P3"/>
      <text:p text:style-name="P4">Header-Datei:</text:p>
      <text:p text:style-name="P4"/>
      <text:p text:style-name="Text_20_body">Die „Header Datei“ definiert die sich in dem CPP File befindenden Funktionen und macht sie für das Hauptprogramm nutzbar. Sicherlich hätte man hier auch mit Klassen und Objekten arbeiten können. Dies war jedoch bei meinem aktuellen Kenntnisstand nicht möglich.</text:p>
      <text:p text:style-name="Text_20_body"><text:span text:style-name="T1">Hauptprogramm / ino-Datei</text:span> </text:p>
      <text:p text:style-name="P3">Die Ino Datei besteht aus einem Setup- und loop-Teil. </text:p>
      <text:p text:style-name="P3">Im Setup habe ich für den Zufallsgenerator die Funktion „randomSeed“ <text:s/>verwendet, damit ich keine „Pseudorandom“ Zahlen erhalte. Das bedeutet, dass der Startwert ohne Seed immer gleich wäre und dementsprechend würde ich auch immer die gleichen Zahlen bekommen. <text:s/>Die Start-Animation habe ich in eine for-Schleife getan, weil mir diese eine simple Abbruchbedingung gibt, um die Zeitbegrenzung für die Animation zu realisieren. </text:p>
      <text:p text:style-name="P3"/>
      <text:p text:style-name="P3">Im Loop liest die Funktion analogRead() den zuvor deklarierten Button aus. Wenn der Button gedrückt wird, erscheint eine Würfelanimation und anschließend erfolgt die Zahl. Die Würfelanimation sowie die Setup-Animation habe ich mit mehreren Delay's aufgebaut. Den Zufallsgenerator habe ich mittels Switch Case implementiert. Dabei geben lowBorder und upBorder die beiden Grenzen, zwischen denen eine Zahl generiert wird, an. Je nach anzahl der Led's kann daran noch rumgeschraubt werden. Die Zahl, die gewürfelt wurde ,wird für eine Sekunde (delay(1000)) angezeigt. Anschließend gibt es den Funktionsaufruf reset der alle Led's zurücksetzt. <text:s/></text:p>
      <text:p text:style-name="P3"/>
      <text:p text:style-name="P3"><text:span text:style-name="T1">Problem</text:span> </text:p>
      <text:p text:style-name="P3">Ich habe versucht das sofortige Durchlaufen durch das Setup zu stoppen. Hierzu habe ich eine while-Schleife benutzt in der das Programm auf eine Zustandsänderung des Tasters wartet. Bei betätigen des Tasters springt das Programm in die for-Schleife, in der die Animation für 5 Sekunden angezeigt werden sollte. Problem war hierbei die Funktion millis(), denn nach dem der Sketch hochgeladen wird, beginnt automatisch der von mir deklarierte timer (time=millis()). Wenn ich nach dem hochladen ca. 3 Sekunden gewartet habe und dann den Taster gedrückt habe, lief die Animationen nur ganz kurz ab. Deshalb hab ich mich letztlich gegen dieses Vorgehen entschieden. <text:s text:c="2"/></text:p>
      <text:p text:style-name="P3"><text:span text:style-name="Strong_20_Emphasi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2T00:02:59.51</meta:creation-date>
    <dc:date>2018-01-22T14:29:54.13</dc:date>
    <meta:editing-duration>PT4H4M7S</meta:editing-duration>
    <meta:editing-cycles>4</meta:editing-cycles>
    <meta:generator>OpenOffice/4.1.3$Win32 OpenOffice.org_project/413m1$Build-9783</meta:generator>
    <meta:document-statistic meta:table-count="0" meta:image-count="0" meta:object-count="0" meta:page-count="1" meta:paragraph-count="21" meta:word-count="422" meta:character-count="3038"/>
  </office:meta>
</office:document-meta>
</file>